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75662" officeooo:paragraph-rsid="00175662" style:font-size-asian="17.5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1pt" officeooo:rsid="00175662" officeooo:paragraph-rsid="00175662" style:font-size-asian="9.60000038146973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Khunter Configs</text:p>
      <text:p text:style-name="P1"/>
      <text:list text:style-name="L1">
        <text:list-item>
          <text:p text:style-name="P2">sudo nano /etc/rkhunter [MAIL=”EMAIL ADDRESS”] – Sends alerts to email address.</text:p>
        </text:list-item>
        <text:list-item>
          <text:p text:style-name="P2">sudo rkhunter –update – Updates signatures.</text:p>
        </text:list-item>
        <text:list-item>
          <text:p text:style-name="P2">sudo rkhunter –check – Runs a scan for rootkits.</text:p>
        </text:list-item>
        <text:list-item>
          <text:p text:style-name="P2">cat /var/log/rkhunter – View results of latest sca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1:29:59.908239117</meta:creation-date>
    <dc:date>2024-11-24T01:34:16.902128319</dc:date>
    <meta:editing-duration>PT4M18S</meta:editing-duration>
    <meta:editing-cycles>1</meta:editing-cycles>
    <meta:document-statistic meta:table-count="0" meta:image-count="0" meta:object-count="0" meta:page-count="1" meta:paragraph-count="5" meta:word-count="36" meta:character-count="242" meta:non-whitespace-character-count="211"/>
    <meta:generator>LibreOffice/24.8.3.2$Linux_X86_64 LibreOffice_project/480$Build-2</meta:generator>
  </office:meta>
</office:document-meta>
</file>